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a96e"/>
    </style:style>
    <style:style style:name="P2" style:family="paragraph" style:parent-style-name="Standard">
      <style:text-properties officeooo:rsid="0009a96e" officeooo:paragraph-rsid="0009a9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gram was written and tested on a quad-core i5 mac OSX machine. I did check my program on the eos-class server, however during the creation of the program, my area was struck with inclement weather. My internet connection was lost several times, therefore I decided to restrict the majority of the program development to my local machine for fear of loosing any progress. </text:p>
      <text:p text:style-name="P1"/>
      <text:p text:style-name="P2">For both primeMProc.c and primePThread.c , lists of integers were partitioned to check for twin primes in equal parts. The prime number generator was the very reliable Sieve of Eratosthenes. This is a program I had experience with at the beginning of the term, therefore I decided to port that from python to C in the name of efficiency and correctness. With this set and the ground work, each thread or process was allocated for each partition. This was done in the name of efficiency, as each thread or process could run with minimal influence from other threads or processes. </text:p>
      <text:p text:style-name="P2"/>
      <text:p text:style-name="P2">Tests were performed from 1 – 5, processes and threa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8:56:45.335893000</meta:creation-date>
    <dc:date>2014-03-04T19:11:14.443681000</dc:date>
    <meta:editing-duration>P0D</meta:editing-duration>
    <meta:editing-cycles>1</meta:editing-cycles>
    <meta:document-statistic meta:table-count="0" meta:image-count="0" meta:object-count="0" meta:page-count="1" meta:paragraph-count="3" meta:word-count="173" meta:character-count="1013" meta:non-whitespace-character-count="839"/>
    <meta:generator>LibreOffice/4.2.1.1$MacOSX_X86_64 LibreOffice_project/d7dbbd7842e6a58b0f521599204e827654e1fb8b</meta:generator>
  </office:meta>
</office:document-meta>
</file>